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herit" svg:font-family="Inherit"/>
    <style:font-face style:name="Inter" svg:font-family="Inter, BlinkMacSystemFont, 'Segoe UI', Roboto, Oxygen, Ubuntu, Cantarell, 'Fira Sans', 'Droid Sans', 'Helvetica Neue', sans-sans"/>
    <style:font-face style:name="Mangal1" svg:font-family="Mangal"/>
    <style:font-face style:name="Times New Roman" svg:font-family="'Times New Roman'"/>
    <style:font-face style:name="Verdana" svg:font-family="Verdana"/>
    <style:font-face style:name="apple-system" svg:font-family="apple-system, BlinkMacSystemFont, 'Segoe UI Adjusted', 'Segoe UI', 'Liberation Sans', sans-serif"/>
    <style:font-face style:name="inherit" svg:font-family="inherit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9.673cm" style:rel-width="55%" table:align="left"/>
    </style:style>
    <style:style style:name="Tabela1.A" style:family="table-column">
      <style:table-column-properties style:column-width="4.895cm" style:rel-column-width="18236*"/>
    </style:style>
    <style:style style:name="Tabela1.B" style:family="table-column">
      <style:table-column-properties style:column-width="4.778cm" style:rel-column-width="17804*"/>
    </style:style>
    <style:style style:name="Tabela1.A1" style:family="table-cell">
      <style:table-cell-properties style:vertical-align="middle" fo:background-color="#ebebeb" fo:padding="0.049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/>
      <style:text-properties officeooo:paragraph-rsid="001a0aaa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0afb53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0303bb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03a387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2pt" style:font-size-asian="12pt" style:font-size-complex="12pt"/>
    </style:style>
    <style:style style:name="P6" style:family="paragraph" style:parent-style-name="Heading_20_3">
      <style:paragraph-properties fo:line-height="100%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paragraph-properties fo:line-height="100%"/>
      <style:text-properties officeooo:paragraph-rsid="0004ca7c"/>
    </style:style>
    <style:style style:name="P9" style:family="paragraph" style:parent-style-name="Text_20_body">
      <style:text-properties officeooo:paragraph-rsid="001a0aaa"/>
    </style:style>
    <style:style style:name="P10" style:family="paragraph" style:parent-style-name="Text_20_body">
      <style:paragraph-properties fo:break-before="page"/>
      <style:text-properties officeooo:paragraph-rsid="001a0aaa"/>
    </style:style>
    <style:style style:name="P11" style:family="paragraph" style:parent-style-name="Text_20_body" style:master-page-name="">
      <loext:graphic-properties draw:fill="none"/>
      <style:paragraph-properties fo:margin-left="0cm" fo:margin-right="-0.7cm" fo:margin-top="0cm" fo:margin-bottom="0cm" loext:contextual-spacing="false" fo:line-height="120%" fo:text-indent="0cm" style:auto-text-indent="false" style:page-number="auto" fo:background-color="transparent"/>
      <style:text-properties officeooo:paragraph-rsid="00011eaf"/>
    </style:style>
    <style:style style:name="P12" style:family="paragraph" style:parent-style-name="Text_20_body">
      <loext:graphic-properties draw:fill="none"/>
      <style:paragraph-properties fo:margin-left="0cm" fo:margin-right="-0.7cm" fo:margin-top="0cm" fo:margin-bottom="0cm" loext:contextual-spacing="false" fo:line-height="120%" fo:text-indent="0cm" style:auto-text-indent="false" fo:background-color="transparent"/>
      <style:text-properties officeooo:paragraph-rsid="00011eaf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14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5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bold" style:font-size-asian="12pt" style:font-size-complex="12pt"/>
    </style:style>
    <style:style style:name="P16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17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ff0000" style:font-name="Verdana" fo:font-size="12pt" fo:letter-spacing="normal" fo:font-style="normal" fo:font-weight="bold" style:font-size-asian="12pt" style:font-size-complex="12pt"/>
    </style:style>
    <style:style style:name="P18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ff" style:font-name="Verdana" fo:font-size="12pt" fo:letter-spacing="normal" fo:font-style="normal" fo:font-weight="bold" style:font-size-asian="12pt" style:font-size-complex="12pt"/>
    </style:style>
    <style:style style:name="P19" style:family="paragraph" style:parent-style-name="Table_20_Contents">
      <style:paragraph-properties fo:line-height="100%"/>
      <style:text-properties style:font-name="Verdana" fo:font-size="12pt" fo:font-weight="bold" style:font-size-asian="12pt" style:font-size-complex="12pt"/>
    </style:style>
    <style:style style:name="P20" style:family="paragraph" style:parent-style-name="Heading_20_2">
      <style:paragraph-properties fo:text-align="center" style:justify-single-word="false"/>
    </style:style>
    <style:style style:name="P21" style:family="paragraph" style:parent-style-name="Heading_20_1">
      <style:paragraph-properties fo:margin-top="0cm" fo:margin-bottom="0cm" loext:contextual-spacing="false" fo:text-align="center" style:justify-single-word="false"/>
      <style:text-properties officeooo:paragraph-rsid="001b5d2d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Text_20_body" style:list-style-name="L2">
      <style:text-properties officeooo:paragraph-rsid="00011eaf"/>
    </style:style>
    <style:style style:name="P24" style:family="paragraph" style:parent-style-name="Text_20_body" style:list-style-name="L2">
      <style:text-properties officeooo:paragraph-rsid="0004ca7c"/>
    </style:style>
    <style:style style:name="P25" style:family="paragraph" style:parent-style-name="Text_20_body" style:list-style-name="L2">
      <style:text-properties officeooo:paragraph-rsid="000303bb"/>
    </style:style>
    <style:style style:name="P26" style:family="paragraph" style:parent-style-name="Text_20_body" style:list-style-name="L2">
      <style:text-properties officeooo:paragraph-rsid="001a0aaa"/>
    </style:style>
    <style:style style:name="P27" style:family="paragraph" style:parent-style-name="Text_20_body" style:list-style-name="L3">
      <style:text-properties officeooo:paragraph-rsid="001271b3"/>
    </style:style>
    <style:style style:name="P28" style:family="paragraph" style:parent-style-name="Text_20_body" style:list-style-name="L3">
      <style:text-properties officeooo:paragraph-rsid="00167320"/>
    </style:style>
    <style:style style:name="P29" style:family="paragraph" style:parent-style-name="Text_20_body" style:list-style-name="L3">
      <style:text-properties officeooo:paragraph-rsid="001a0aaa"/>
    </style:style>
    <style:style style:name="P30" style:family="paragraph" style:parent-style-name="Text_20_body">
      <style:paragraph-properties fo:line-height="100%"/>
    </style:style>
    <style:style style:name="P31" style:family="paragraph" style:parent-style-name="Text_20_body">
      <style:paragraph-properties fo:line-height="100%"/>
      <style:text-properties officeooo:paragraph-rsid="0020c66e"/>
    </style:style>
    <style:style style:name="P32" style:family="paragraph" style:parent-style-name="Text_20_body" style:list-style-name="L1">
      <style:paragraph-properties fo:margin-top="0cm" fo:margin-bottom="0cm" loext:contextual-spacing="false"/>
      <style:text-properties officeooo:paragraph-rsid="00011eaf"/>
    </style:style>
    <style:style style:name="P33" style:family="paragraph" style:parent-style-name="Text_20_body" style:list-style-name="L1">
      <style:paragraph-properties fo:margin-top="0cm" fo:margin-bottom="0cm" loext:contextual-spacing="false"/>
      <style:text-properties officeooo:paragraph-rsid="001a0aaa"/>
    </style:style>
    <style:style style:name="P34" style:family="paragraph" style:parent-style-name="Text_20_body" style:list-style-name="L3">
      <style:paragraph-properties fo:margin-top="0cm" fo:margin-bottom="0cm" loext:contextual-spacing="false"/>
      <style:text-properties officeooo:paragraph-rsid="001e3cbc"/>
    </style:style>
    <style:style style:name="P35" style:family="paragraph" style:parent-style-name="Text_20_body" style:list-style-name="L1" style:master-page-name="">
      <loext:graphic-properties draw:fill="none"/>
      <style:paragraph-properties fo:margin-left="1.9cm" fo:margin-right="-0.6cm" fo:margin-top="0cm" fo:margin-bottom="0cm" loext:contextual-spacing="false" fo:line-height="120%" fo:text-indent="-0.6cm" style:auto-text-indent="false" style:page-number="auto" fo:background-color="transparent"/>
      <style:text-properties officeooo:paragraph-rsid="00011eaf"/>
    </style:style>
    <style:style style:name="P36" style:family="paragraph" style:parent-style-name="Text_20_body" style:list-style-name="L1" style:master-page-name="">
      <loext:graphic-properties draw:fill="none"/>
      <style:paragraph-properties fo:margin-left="1.9cm" fo:margin-right="-0.4cm" fo:margin-top="0cm" fo:margin-bottom="0cm" loext:contextual-spacing="false" fo:line-height="120%" fo:text-indent="-0.6cm" style:auto-text-indent="false" style:page-number="auto" fo:background-color="transparent"/>
      <style:text-properties officeooo:paragraph-rsid="00033905"/>
    </style:style>
    <style:style style:name="P37" style:family="paragraph" style:parent-style-name="Text_20_body" style:list-style-name="L2" style:master-page-name="">
      <loext:graphic-properties draw:fill="none"/>
      <style:paragraph-properties fo:margin-left="1.3cm" fo:margin-right="-0.4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c2b5d"/>
    </style:style>
    <style:style style:name="P38" style:family="paragraph" style:parent-style-name="Text_20_body" style:list-style-name="L2" style:master-page-name="">
      <loext:graphic-properties draw:fill="none"/>
      <style:paragraph-properties fo:margin-left="1.3cm" fo:margin-right="-1.101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c2b5d"/>
    </style:style>
    <style:style style:name="P39" style:family="paragraph" style:parent-style-name="Text_20_body" style:list-style-name="L3">
      <style:paragraph-properties fo:margin-top="0cm" fo:margin-bottom="0.146cm" loext:contextual-spacing="false"/>
      <style:text-properties officeooo:paragraph-rsid="001271b3"/>
    </style:style>
    <style:style style:name="T1" style:family="text">
      <style:text-properties fo:color="#000000"/>
    </style:style>
    <style:style style:name="T2" style:family="text">
      <style:text-properties fo:color="#000000" style:font-name="Mono" fo:font-size="13pt" fo:language="pt" fo:country="BR" fo:font-style="normal" fo:font-weight="bold" officeooo:rsid="00167320" style:font-size-asian="13pt" style:font-style-asian="normal" style:font-weight-asian="bold" style:font-size-complex="13pt" style:font-style-complex="normal" style:font-weight-complex="bold"/>
    </style:style>
    <style:style style:name="T3" style:family="text">
      <style:text-properties fo:color="#000000" style:font-name="Mono" fo:font-size="13pt" fo:language="pt" fo:country="BR" fo:font-style="normal" fo:font-weight="normal" officeooo:rsid="00167320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color="#000000" style:font-name="Mono" fo:font-size="14pt" fo:language="pt" fo:country="BR" fo:font-style="normal" fo:font-weight="normal" officeooo:rsid="001e3cbc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0000" style:font-name="Liberation Serif" fo:font-size="13pt" fo:language="pt" fo:country="BR" fo:font-style="normal" fo:font-weight="bold" officeooo:rsid="0004ca7c" style:font-size-asian="13pt" style:font-style-asian="normal" style:font-weight-asian="bold" style:font-size-complex="13pt" style:font-style-complex="normal" style:font-weight-complex="bold"/>
    </style:style>
    <style:style style:name="T6" style:family="text">
      <style:text-properties fo:color="#000000" style:font-name="Liberation Serif" fo:font-size="13pt" fo:language="pt" fo:country="BR" fo:font-style="normal" fo:font-weight="bold" officeooo:rsid="00100729" style:font-size-asian="13pt" style:font-style-asian="normal" style:font-weight-asian="bold" style:font-size-complex="13pt" style:font-style-complex="normal" style:font-weight-complex="bold"/>
    </style:style>
    <style:style style:name="T7" style:family="text">
      <style:text-properties fo:color="#000000" style:font-name="Liberation Serif" fo:font-size="13pt" fo:language="pt" fo:country="BR" fo:font-style="normal" fo:font-weight="normal" officeooo:rsid="00100729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fo:color="#000000" style:font-name="Liberation Serif" fo:font-size="13pt" fo:language="pt" fo:country="BR" fo:font-style="normal" fo:font-weight="normal" officeooo:rsid="0003a387" style:font-size-asian="13pt" style:font-style-asian="normal" style:font-weight-asian="normal" style:font-size-complex="13pt" style:font-style-complex="normal" style:font-weight-complex="normal"/>
    </style:style>
    <style:style style:name="T9" style:family="text">
      <style:text-properties fo:color="#000000" style:font-name="Liberation Serif" fo:font-size="13pt" fo:language="pt" fo:country="BR" fo:font-style="normal" style:text-underline-style="solid" style:text-underline-width="auto" style:text-underline-color="font-color" fo:font-weight="normal" officeooo:rsid="0003a387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fo:color="#000000" fo:font-size="13pt" fo:language="pt" fo:country="BR" fo:font-style="normal" fo:font-weight="normal" officeooo:rsid="003694f5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color="#000000" fo:font-size="13pt" fo:language="pt" fo:country="BR" fo:font-style="normal" fo:font-weight="normal" officeooo:rsid="0006c56a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color="#000000" fo:font-size="13pt" fo:language="pt" fo:country="BR" fo:font-style="normal" fo:font-weight="normal" officeooo:rsid="0034fdb5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color="#000000" fo:font-size="13pt" fo:language="pt" fo:country="BR" fo:font-style="normal" fo:font-weight="normal" officeooo:rsid="003606c8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fo:color="#000000" fo:font-size="13pt" fo:language="pt" fo:country="BR" fo:font-style="normal" fo:font-weight="normal" officeooo:rsid="000303bb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fo:color="#000000" fo:font-size="13pt" fo:language="pt" fo:country="BR" fo:font-style="normal" fo:font-weight="normal" officeooo:rsid="000afb53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color="#000000" fo:font-size="13pt" fo:language="pt" fo:country="BR" fo:font-style="normal" fo:font-weight="normal" officeooo:rsid="003408a2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color="#000000" fo:font-size="13pt" fo:language="pt" fo:country="BR" fo:font-style="normal" fo:font-weight="normal" officeooo:rsid="0032a24d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color="#000000" fo:font-size="13pt" fo:language="pt" fo:country="BR" fo:font-style="normal" fo:font-weight="normal" officeooo:rsid="0003a387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fo:color="#000000" fo:font-size="13pt" fo:language="pt" fo:country="BR" fo:font-style="normal" fo:font-weight="normal" officeooo:rsid="000c2b5d" style:font-size-asian="13pt" style:font-style-asian="normal" style:font-weight-asian="normal" style:font-size-complex="13pt" style:font-style-complex="normal" style:font-weight-complex="normal"/>
    </style:style>
    <style:style style:name="T20" style:family="text">
      <style:text-properties fo:color="#000000" fo:font-size="13pt" fo:language="pt" fo:country="BR" fo:font-style="normal" fo:font-weight="normal" officeooo:rsid="00033905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color="#000000" fo:font-size="13pt" fo:language="pt" fo:country="BR" fo:font-style="normal" fo:font-weight="normal" officeooo:rsid="0004ca7c" style:font-size-asian="13pt" style:font-style-asian="normal" style:font-weight-asian="normal" style:font-size-complex="13pt" style:font-style-complex="normal" style:font-weight-complex="normal"/>
    </style:style>
    <style:style style:name="T22" style:family="text">
      <style:text-properties fo:color="#000000" fo:font-size="13pt" fo:language="pt" fo:country="BR" fo:font-style="normal" fo:font-weight="normal" officeooo:rsid="00160ece" style:font-size-asian="13pt" style:font-style-asian="normal" style:font-weight-asian="normal" style:font-size-complex="13pt" style:font-style-complex="normal" style:font-weight-complex="normal"/>
    </style:style>
    <style:style style:name="T23" style:family="text">
      <style:text-properties fo:color="#000000" fo:font-size="13pt" fo:language="pt" fo:country="BR" fo:font-style="normal" fo:font-weight="normal" officeooo:rsid="00167320" style:font-size-asian="13pt" style:font-style-asian="normal" style:font-weight-asian="normal" style:font-size-complex="13pt" style:font-style-complex="normal" style:font-weight-complex="normal"/>
    </style:style>
    <style:style style:name="T24" style:family="text">
      <style:text-properties fo:color="#000000" fo:font-size="13pt" fo:language="pt" fo:country="BR" fo:font-style="normal" fo:font-weight="normal" officeooo:rsid="001cc91b" style:font-size-asian="13pt" style:font-style-asian="normal" style:font-weight-asian="normal" style:font-size-complex="13pt" style:font-style-complex="normal" style:font-weight-complex="normal"/>
    </style:style>
    <style:style style:name="T25" style:family="text">
      <style:text-properties fo:color="#000000" fo:font-size="13pt" fo:language="pt" fo:country="BR" fo:font-style="normal" fo:font-weight="normal" officeooo:rsid="001e3cbc" style:font-size-asian="13pt" style:font-style-asian="normal" style:font-weight-asian="normal" style:font-size-complex="13pt" style:font-style-complex="normal" style:font-weight-complex="normal"/>
    </style:style>
    <style:style style:name="T26" style:family="text">
      <style:text-properties fo:color="#000000" fo:font-size="13pt" fo:language="pt" fo:country="BR" fo:font-style="normal" style:text-underline-style="none" fo:font-weight="normal" officeooo:rsid="003694f5" style:font-size-asian="13pt" style:font-style-asian="normal" style:font-weight-asian="normal" style:font-size-complex="13pt" style:font-style-complex="normal" style:font-weight-complex="normal"/>
    </style:style>
    <style:style style:name="T27" style:family="text">
      <style:text-properties fo:color="#000000" fo:font-size="13pt" fo:language="pt" fo:country="BR" fo:font-style="normal" style:text-underline-style="none" fo:font-weight="normal" officeooo:rsid="000afb53" style:font-size-asian="13pt" style:font-style-asian="normal" style:font-weight-asian="normal" style:font-size-complex="13pt" style:font-style-complex="normal" style:font-weight-complex="normal"/>
    </style:style>
    <style:style style:name="T28" style:family="text">
      <style:text-properties fo:color="#000000" fo:font-size="13pt" fo:language="pt" fo:country="BR" fo:font-style="normal" style:text-underline-style="none" fo:font-weight="normal" officeooo:rsid="0006c56a" style:font-size-asian="13pt" style:font-style-asian="normal" style:font-weight-asian="normal" style:font-size-complex="13pt" style:font-style-complex="normal" style:font-weight-complex="normal"/>
    </style:style>
    <style:style style:name="T29" style:family="text">
      <style:text-properties fo:color="#000000" fo:font-size="13pt" fo:language="pt" fo:country="BR" fo:font-style="normal" style:text-underline-style="none" fo:font-weight="normal" officeooo:rsid="0032a24d" style:font-size-asian="13pt" style:font-style-asian="normal" style:font-weight-asian="normal" style:font-size-complex="13pt" style:font-style-complex="normal" style:font-weight-complex="normal"/>
    </style:style>
    <style:style style:name="T30" style:family="text">
      <style:text-properties fo:color="#000000" fo:font-size="13pt" fo:language="pt" fo:country="BR" fo:font-style="normal" style:text-underline-style="none" fo:font-weight="normal" officeooo:rsid="003606c8" style:font-size-asian="13pt" style:font-style-asian="normal" style:font-weight-asian="normal" style:font-size-complex="13pt" style:font-style-complex="normal" style:font-weight-complex="normal"/>
    </style:style>
    <style:style style:name="T31" style:family="text">
      <style:text-properties fo:color="#000000" fo:font-size="13pt" fo:language="pt" fo:country="BR" fo:font-style="normal" style:text-underline-style="none" fo:font-weight="normal" officeooo:rsid="003408a2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fo:color="#000000" fo:font-size="13pt" fo:language="pt" fo:country="BR" fo:font-style="normal" style:text-underline-style="none" fo:font-weight="normal" officeooo:rsid="0003a387" style:font-size-asian="13pt" style:font-style-asian="normal" style:font-weight-asian="normal" style:font-size-complex="13pt" style:font-style-complex="normal" style:font-weight-complex="normal"/>
    </style:style>
    <style:style style:name="T33" style:family="text">
      <style:text-properties fo:color="#000000" fo:font-size="13pt" fo:language="pt" fo:country="BR" fo:font-style="normal" style:text-underline-style="none" fo:font-weight="normal" officeooo:rsid="0037b8fa" style:font-size-asian="13pt" style:font-style-asian="normal" style:font-weight-asian="normal" style:font-size-complex="13pt" style:font-style-complex="normal" style:font-weight-complex="normal"/>
    </style:style>
    <style:style style:name="T34" style:family="text">
      <style:text-properties fo:color="#000000" fo:font-size="13pt" fo:language="pt" fo:country="BR" fo:font-style="normal" style:text-underline-style="none" fo:font-weight="normal" officeooo:rsid="00033905" style:font-size-asian="13pt" style:font-style-asian="normal" style:font-weight-asian="normal" style:font-size-complex="13pt" style:font-style-complex="normal" style:font-weight-complex="normal"/>
    </style:style>
    <style:style style:name="T35" style:family="text">
      <style:text-properties fo:color="#000000" fo:font-size="13pt" fo:language="pt" fo:country="BR" fo:font-style="normal" style:text-underline-style="none" fo:font-weight="normal" officeooo:rsid="000c2b5d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fo:color="#000000" fo:font-size="13pt" fo:language="pt" fo:country="BR" fo:font-style="normal" style:text-underline-style="none" fo:font-weight="bold" officeooo:rsid="003606c8" style:font-size-asian="13pt" style:font-style-asian="normal" style:font-weight-asian="bold" style:font-size-complex="13pt" style:font-style-complex="normal" style:font-weight-complex="bold"/>
    </style:style>
    <style:style style:name="T37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3694f5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3606c8" style:font-size-asian="13pt" style:font-style-asian="normal" style:font-weight-asian="normal" style:font-size-complex="13pt" style:font-style-complex="normal" style:font-weight-complex="normal"/>
    </style:style>
    <style:style style:name="T39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3408a2" style:font-size-asian="13pt" style:font-style-asian="normal" style:font-weight-asian="normal" style:font-size-complex="13pt" style:font-style-complex="normal" style:font-weight-complex="normal"/>
    </style:style>
    <style:style style:name="T40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03a387" style:font-size-asian="13pt" style:font-style-asian="normal" style:font-weight-asian="normal" style:font-size-complex="13pt" style:font-style-complex="normal" style:font-weight-complex="normal"/>
    </style:style>
    <style:style style:name="T41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0303bb" style:font-size-asian="13pt" style:font-style-asian="normal" style:font-weight-asian="normal" style:font-size-complex="13pt" style:font-style-complex="normal" style:font-weight-complex="normal"/>
    </style:style>
    <style:style style:name="T42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32a24d" style:font-size-asian="13pt" style:font-style-asian="normal" style:font-weight-asian="normal" style:font-size-complex="13pt" style:font-style-complex="normal" style:font-weight-complex="normal"/>
    </style:style>
    <style:style style:name="T43" style:family="text">
      <style:text-properties fo:color="#000000" fo:font-size="13pt" fo:language="pt" fo:country="BR" fo:font-style="normal" style:text-underline-style="solid" style:text-underline-width="auto" style:text-underline-color="font-color" fo:font-weight="bold" officeooo:rsid="003408a2" style:font-size-asian="13pt" style:font-style-asian="normal" style:font-weight-asian="bold" style:font-size-complex="13pt" style:font-style-complex="normal" style:font-weight-complex="bold"/>
    </style:style>
    <style:style style:name="T44" style:family="text">
      <style:text-properties fo:color="#000000" fo:font-size="13pt" fo:language="pt" fo:country="BR" fo:font-style="normal" style:text-underline-style="solid" style:text-underline-width="auto" style:text-underline-color="font-color" fo:font-weight="bold" officeooo:rsid="001cc91b" style:font-size-asian="13pt" style:font-style-asian="normal" style:font-weight-asian="bold" style:font-size-complex="13pt" style:font-style-complex="normal" style:font-weight-complex="bold"/>
    </style:style>
    <style:style style:name="T45" style:family="text">
      <style:text-properties fo:color="#000000" fo:font-size="13pt" fo:language="pt" fo:country="BR" fo:font-style="normal" fo:font-weight="bold" officeooo:rsid="0032a24d" style:font-size-asian="13pt" style:font-style-asian="normal" style:font-weight-asian="bold" style:font-size-complex="13pt" style:font-style-complex="normal" style:font-weight-complex="bold"/>
    </style:style>
    <style:style style:name="T46" style:family="text">
      <style:text-properties fo:color="#000000" fo:font-size="12pt" fo:language="pt" fo:country="BR" fo:font-style="normal" fo:font-weight="normal" officeooo:rsid="0003a387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fo:font-size="12pt" fo:language="pt" fo:country="BR" fo:font-style="normal" fo:font-weight="normal" officeooo:rsid="0010de4f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fo:font-size="12pt" fo:language="pt" fo:country="BR" fo:font-style="normal" fo:font-weight="normal" officeooo:rsid="0020c66e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fo:font-size="12pt" fo:language="pt" fo:country="BR" fo:font-weight="normal" officeooo:rsid="0020c66e" style:font-size-asian="12pt" style:font-weight-asian="normal" style:font-size-complex="12pt" style:font-weight-complex="normal"/>
    </style:style>
    <style:style style:name="T50" style:family="text">
      <style:text-properties fo:color="#000000" fo:font-weight="normal" style:font-weight-asian="normal" style:font-weight-complex="normal"/>
    </style:style>
    <style:style style:name="T51" style:family="text">
      <style:text-properties fo:color="#00a933" style:font-name="Monospace" fo:font-size="13pt" fo:language="pt" fo:country="BR" fo:font-style="normal" style:text-underline-style="none" fo:font-weight="normal" officeooo:rsid="003694f5" style:font-size-asian="13pt" style:font-style-asian="normal" style:font-weight-asian="normal" style:font-size-complex="13pt" style:font-style-complex="normal" style:font-weight-complex="normal"/>
    </style:style>
    <style:style style:name="T52" style:family="text">
      <style:text-properties fo:color="#00a933" style:font-name="Monospace" fo:font-size="13pt" fo:language="pt" fo:country="BR" fo:font-style="normal" style:text-underline-style="none" fo:font-weight="normal" officeooo:rsid="0006c56a" style:font-size-asian="13pt" style:font-style-asian="normal" style:font-weight-asian="normal" style:font-size-complex="13pt" style:font-style-complex="normal" style:font-weight-complex="normal"/>
    </style:style>
    <style:style style:name="T53" style:family="text">
      <style:text-properties fo:color="#2a6099" style:font-name="Mono" fo:font-size="13pt" fo:language="pt" fo:country="BR" fo:font-style="normal" fo:font-weight="normal" officeooo:rsid="003606c8" style:font-size-asian="13pt" style:font-style-asian="normal" style:font-weight-asian="normal" style:font-size-complex="13pt" style:font-style-complex="normal" style:font-weight-complex="normal"/>
    </style:style>
    <style:style style:name="T54" style:family="text">
      <style:text-properties fo:color="#2a6099" fo:font-size="13pt" fo:language="pt" fo:country="BR" fo:font-style="normal" style:text-underline-style="solid" style:text-underline-width="auto" style:text-underline-color="font-color" fo:font-weight="normal" officeooo:rsid="003606c8" style:font-size-asian="13pt" style:font-style-asian="normal" style:font-weight-asian="normal" style:font-size-complex="13pt" style:font-style-complex="normal" style:font-weight-complex="normal"/>
    </style:style>
    <style:style style:name="T55" style:family="text">
      <style:text-properties fo:font-variant="normal" fo:text-transform="none" fo:color="#000000" style:font-name="Verdana" fo:font-size="12pt" fo:letter-spacing="normal" fo:language="pt" fo:country="BR" fo:font-style="normal" fo:font-weight="normal" officeooo:rsid="0003a387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variant="normal" fo:text-transform="none" fo:color="#000000" style:font-name="Verdana" fo:font-size="12pt" fo:letter-spacing="normal" fo:language="pt" fo:country="BR" fo:font-style="normal" fo:font-weight="bold" officeooo:rsid="0003a387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variant="normal" fo:text-transform="none" fo:color="#000000" style:font-name="Liberation Serif" fo:font-size="13pt" fo:letter-spacing="normal" fo:language="pt" fo:country="BR" fo:font-style="normal" style:text-underline-style="solid" style:text-underline-width="auto" style:text-underline-color="font-color" fo:font-weight="normal" officeooo:rsid="000e567e" style:font-size-asian="13pt" style:font-style-asian="normal" style:font-weight-asian="normal" style:font-size-complex="13pt" style:font-style-complex="normal" style:font-weight-complex="normal"/>
    </style:style>
    <style:style style:name="T58" style:family="text">
      <style:text-properties fo:font-variant="normal" fo:text-transform="none" fo:color="#000000" style:font-name="Liberation Serif" fo:font-size="13pt" fo:letter-spacing="normal" fo:language="pt" fo:country="BR" fo:font-style="normal" style:text-underline-style="solid" style:text-underline-width="auto" style:text-underline-color="font-color" fo:font-weight="normal" officeooo:rsid="0004ca7c" style:font-size-asian="13pt" style:font-style-asian="normal" style:font-weight-asian="bold" style:font-size-complex="13pt" style:font-style-complex="normal" style:font-weight-complex="bold"/>
    </style:style>
    <style:style style:name="T59" style:family="text">
      <style:text-properties fo:font-variant="normal" fo:text-transform="none" fo:color="#000000" style:font-name="Liberation Serif" fo:font-size="13pt" fo:letter-spacing="normal" fo:language="pt" fo:country="BR" fo:font-style="normal" style:text-underline-style="solid" style:text-underline-width="auto" style:text-underline-color="font-color" fo:font-weight="bold" officeooo:rsid="001e3cbc" style:font-size-asian="13pt" style:font-style-asian="normal" style:font-weight-asian="bold" style:font-size-complex="13pt" style:font-style-complex="normal" style:font-weight-complex="bold"/>
    </style:style>
    <style:style style:name="T60" style:family="text">
      <style:text-properties fo:font-variant="normal" fo:text-transform="none" fo:color="#000000" style:font-name="Liberation Serif" fo:font-size="13pt" fo:letter-spacing="normal" fo:language="pt" fo:country="BR" fo:font-style="normal" style:text-underline-style="solid" style:text-underline-width="auto" style:text-underline-color="font-color" fo:font-weight="bold" officeooo:rsid="0003a387" style:font-size-asian="13pt" style:font-style-asian="normal" style:font-weight-asian="bold" style:font-size-complex="13pt" style:font-style-complex="normal" style:font-weight-complex="bold"/>
    </style:style>
    <style:style style:name="T61" style:family="text"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0e567e" style:font-size-asian="13pt" style:font-style-asian="normal" style:font-weight-asian="bold" style:font-size-complex="13pt" style:font-style-complex="normal" style:font-weight-complex="bold"/>
    </style:style>
    <style:style style:name="T62" style:family="text"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04ca7c" style:font-size-asian="13pt" style:font-style-asian="normal" style:font-weight-asian="bold" style:font-size-complex="13pt" style:font-style-complex="normal" style:font-weight-complex="bold"/>
    </style:style>
    <style:style style:name="T63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1e3cbc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64" style:family="text">
      <style:text-properties fo:font-variant="normal" fo:text-transform="none" fo:color="#000000" style:font-name="Inherit" fo:font-size="14pt" fo:letter-spacing="normal" fo:language="pt" fo:country="BR" fo:font-style="normal" fo:font-weight="normal" officeooo:rsid="001e3cbc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65" style:family="text">
      <style:text-properties fo:font-variant="normal" fo:text-transform="none" fo:color="#000000" style:font-name="Inter" fo:font-size="12pt" fo:language="pt" fo:country="BR" fo:font-style="normal" fo:font-weight="normal" officeooo:rsid="0020c66e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variant="normal" fo:text-transform="none" fo:color="#000000" style:font-name="Inter" fo:font-size="12pt" fo:language="pt" fo:country="BR" fo:font-style="normal" fo:font-weight="bold" officeooo:rsid="0020c66e" style:font-size-asian="12pt" style:font-style-asian="normal" style:font-weight-asian="bold" style:font-size-complex="12pt" style:font-style-complex="normal" style:font-weight-complex="bold"/>
    </style:style>
    <style:style style:name="T67" style:family="text">
      <style:text-properties fo:font-variant="normal" fo:text-transform="none" fo:color="#232629" style:font-name="apple-system" fo:font-size="11.25pt" fo:letter-spacing="normal" fo:language="pt" fo:country="BR" fo:font-style="normal" fo:font-weight="normal" officeooo:rsid="0032a24d" style:font-size-asian="13pt" style:font-style-asian="normal" style:font-weight-asian="normal" style:font-size-complex="13pt" style:font-style-complex="normal" style:font-weight-complex="normal"/>
    </style:style>
    <style:style style:name="T68" style:family="text">
      <style:text-properties fo:font-variant="normal" fo:text-transform="none" fo:color="#232629" style:font-name="apple-system" fo:font-size="11.25pt" fo:letter-spacing="normal" fo:language="pt" fo:country="BR" fo:font-style="normal" fo:font-weight="normal" officeooo:rsid="0032a24d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9" style:family="text">
      <style:text-properties fo:font-variant="normal" fo:text-transform="none" fo:color="#2a6099" style:font-name="Inherit" fo:font-size="14pt" fo:letter-spacing="normal" fo:language="pt" fo:country="BR" fo:font-style="normal" fo:font-weight="normal" officeooo:rsid="001e3cbc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70" style:family="text">
      <style:text-properties fo:font-variant="normal" fo:text-transform="none" fo:color="#2a6099" style:font-name="Inherit" fo:font-size="14pt" fo:letter-spacing="normal" fo:language="pt" fo:country="BR" fo:font-style="normal" fo:font-weight="bold" officeooo:rsid="001e3cbc" fo:background-color="transparent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71" style:family="text">
      <style:text-properties fo:font-variant="normal" fo:text-transform="none" fo:color="#2a6099" style:font-name="inherit" fo:font-size="14pt" fo:letter-spacing="normal" fo:language="pt" fo:country="BR" fo:font-style="normal" fo:font-weight="normal" officeooo:rsid="001e3cbc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72" style:family="text">
      <style:text-properties fo:font-variant="normal" fo:text-transform="none" fo:color="#2a6099" style:font-name="inherit" fo:font-size="14pt" fo:letter-spacing="normal" fo:language="pt" fo:country="BR" fo:font-style="normal" fo:font-weight="bold" officeooo:rsid="001e3cbc" fo:background-color="transparent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73" style:family="text">
      <style:text-properties fo:font-variant="normal" fo:text-transform="none" fo:color="#ffffff" style:font-name="Inter" fo:font-size="12pt" fo:language="pt" fo:country="BR" fo:font-style="normal" fo:font-weight="normal" officeooo:rsid="0020c66e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variant="normal" fo:text-transform="none" fo:color="#ffffff" style:font-name="Inter" fo:font-size="12pt" fo:language="pt" fo:country="BR" fo:font-weight="normal" officeooo:rsid="0020c66e" style:font-size-asian="12pt" style:font-weight-asian="normal" style:font-size-complex="12pt" style:font-weight-complex="normal"/>
    </style:style>
    <style:style style:name="T75" style:family="text">
      <style:text-properties style:font-name="Verdana"/>
    </style:style>
    <style:style style:name="T76" style:family="text">
      <style:text-properties style:font-name="Verdana" fo:font-weight="bold"/>
    </style:style>
    <style:style style:name="T77" style:family="text">
      <style:text-properties fo:color="#0000ff" style:font-name="Verdana" fo:font-weight="bold"/>
    </style:style>
    <style:style style:name="T78" style:family="text">
      <style:text-properties fo:color="#0000ff" fo:font-weight="bold"/>
    </style:style>
    <style:style style:name="T79" style:family="text">
      <style:text-properties fo:color="#ce181e" fo:font-size="18pt" fo:language="pt" fo:country="BR" fo:font-style="normal" style:text-underline-style="solid" style:text-underline-width="auto" style:text-underline-color="font-color" fo:font-weight="bold" officeooo:rsid="003606c8" style:font-size-asian="18pt" style:font-style-asian="normal" style:font-weight-asian="bold" style:font-size-complex="18pt" style:font-style-complex="normal" style:font-weight-complex="bold"/>
    </style:style>
    <style:style style:name="T80" style:family="text">
      <style:text-properties fo:color="#ce181e" fo:font-size="18pt" fo:language="pt" fo:country="BR" fo:font-style="normal" style:text-underline-style="solid" style:text-underline-width="auto" style:text-underline-color="font-color" fo:font-weight="bold" officeooo:rsid="0032a24d" style:font-size-asian="18pt" style:font-style-asian="normal" style:font-weight-asian="bold" style:font-size-complex="18pt" style:font-style-complex="normal" style:font-weight-complex="bold"/>
    </style:style>
    <style:style style:name="T81" style:family="text">
      <style:text-properties fo:color="#ce181e" fo:font-size="18pt" fo:language="pt" fo:country="BR" fo:font-style="normal" style:text-underline-style="solid" style:text-underline-width="auto" style:text-underline-color="font-color" fo:font-weight="bold" officeooo:rsid="001a0aaa" style:font-size-asian="18pt" style:font-style-asian="normal" style:font-weight-asian="bold" style:font-size-complex="18pt" style:font-style-complex="normal" style:font-weight-complex="bold"/>
    </style:style>
    <style:style style:name="T82" style:family="text">
      <style:text-properties fo:color="#ce181e" fo:font-size="18pt" fo:language="pt" fo:country="BR" fo:font-style="normal" style:text-underline-style="solid" style:text-underline-width="auto" style:text-underline-color="font-color" fo:font-weight="bold" officeooo:rsid="0004ca7c" style:font-size-asian="18pt" style:font-style-asian="normal" style:font-weight-asian="bold" style:font-size-complex="18pt" style:font-style-complex="normal" style:font-weight-complex="bold"/>
    </style:style>
    <style:style style:name="T83" style:family="text">
      <style:text-properties fo:color="#ce181e" fo:font-size="18pt" fo:language="pt" fo:country="BR" fo:font-style="normal" fo:font-weight="bold" officeooo:rsid="003606c8" style:font-size-asian="18pt" style:font-style-asian="normal" style:font-weight-asian="bold" style:font-size-complex="18pt" style:font-style-complex="normal" style:font-weight-complex="bold"/>
    </style:style>
    <style:style style:name="T84" style:family="text">
      <style:text-properties fo:color="#ce181e" style:font-name="Liberation Sans" fo:font-size="28pt" fo:language="pt" fo:country="BR" fo:font-weight="bold" officeooo:rsid="001b5d2d" style:font-name-asian="Microsoft YaHei" style:font-size-asian="28pt" style:font-weight-asian="bold" style:font-name-complex="Mangal" style:font-size-complex="28pt" style:font-weight-complex="bold"/>
    </style:style>
    <style:style style:name="T85" style:family="text">
      <style:text-properties fo:font-size="13pt" fo:language="pt" fo:country="BR" fo:font-style="normal" style:font-size-asian="13pt" style:font-style-asian="normal" style:font-size-complex="13pt" style:font-style-complex="normal"/>
    </style:style>
    <style:style style:name="T86" style:family="text">
      <style:text-properties style:text-underline-style="solid" style:text-underline-width="auto" style:text-underline-color="font-color"/>
    </style:style>
    <style:style style:name="T87" style:family="text">
      <style:text-properties fo:color="#ff0000" style:font-name="Verdana" fo:font-weight="bold"/>
    </style:style>
    <style:style style:name="T88" style:family="text">
      <style:text-properties fo:color="#ff0000" style:font-name="Verdana" fo:font-weight="bold" style:font-weight-asian="bold" style:font-weight-complex="bold"/>
    </style:style>
    <style:style style:name="T89" style:family="text">
      <style:text-properties fo:color="#ff0000" fo:font-weight="bold"/>
    </style:style>
    <style:style style:name="T90" style:family="text">
      <style:text-properties fo:color="#ff0000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<text:span text:style-name="Emphasis"><text:span text:style-name="T84">Caderno linguagem XML</text:span></text:span></text:h>
      <text:p text:style-name="P2"><text:span text:style-name="Emphasis"><text:span text:style-name="T10"/></text:span></text:p>
      <text:p text:style-name="P2"><text:span text:style-name="Emphasis"><text:span text:style-name="T10">A XML – eXtensible Markup Language – é uma linguagem de marcadores </text:span></text:span><text:span text:style-name="Emphasis"><text:span text:style-name="T11">(tags)</text:span></text:span><text:span text:style-name="Emphasis"><text:span text:style-name="T26">.<text:line-break/></text:span></text:span><text:span text:style-name="Emphasis"><text:span text:style-name="T27">Como</text:span></text:span><text:span text:style-name="Emphasis"><text:span text:style-name="T28"> comparação</text:span></text:span><text:span text:style-name="Emphasis"><text:span text:style-name="T10">, a HTML est</text:span></text:span><text:span text:style-name="Emphasis"><text:span text:style-name="T11">á</text:span></text:span><text:span text:style-name="Emphasis"><text:span text:style-name="T10"> relacionada com a apresentação dos dados enquanto que a XML foi desenhada para </text:span></text:span><text:span text:style-name="Emphasis"><text:span text:style-name="T37">descrever dados</text:span></text:span><text:span text:style-name="Emphasis"><text:span text:style-name="T10">. Sua grande vantagem é que ela é extensível, ou seja, não está limitada a um certo número de tags, permitindo que o autor defina suas próprias tags.</text:span></text:span></text:p>
      <text:p text:style-name="P2"><text:span text:style-name="Emphasis"><text:span text:style-name="T10"/></text:span></text:p>
      <text:p text:style-name="P3"><text:span text:style-name="Emphasis"><text:span text:style-name="T11">Essa linguagem foi criada</text:span></text:span><text:span text:style-name="Emphasis"><text:span text:style-name="T12"> para suprir a necessidade de uma padronização da estrutura e forma como os documentos armazenavam suas informações, </text:span></text:span><text:span text:style-name="Emphasis"><text:span text:style-name="T13">de </text:span></text:span><text:span text:style-name="Emphasis"><text:span text:style-name="T14">modo</text:span></text:span><text:span text:style-name="Emphasis"><text:span text:style-name="T13"> que fosse de fácil leitura humana e que permitisse repetições e inclusão de dados sem mudança estrutural.</text:span></text:span></text:p>
      <text:p text:style-name="P11"><text:span text:style-name="Emphasis"><text:span text:style-name="T14">Em outras palavras, </text:span></text:span><text:span text:style-name="Emphasis"><text:span text:style-name="T15">a</text:span></text:span><text:span text:style-name="Emphasis"><text:span text:style-name="T10"> XML é uma linguagem de codificação onde </text:span></text:span><text:span text:style-name="Emphasis"><text:span text:style-name="T15">os </text:span></text:span><text:span text:style-name="Emphasis"><text:span text:style-name="T10">dados são delimitados por metadados</text:span></text:span><text:span text:style-name="Emphasis"><text:span text:style-name="T15"> (dados de dados)</text:span></text:span><text:span text:style-name="Emphasis"><text:span text:style-name="T10">, o que flexibiliza </text:span></text:span><text:span text:style-name="Emphasis"><text:span text:style-name="T16">o armazenamento de informações </text:span></text:span><text:span text:style-name="Emphasis"><text:span text:style-name="T10">de forma estruturada e facilmente legível para pessoas e sistemas</text:span></text:span><text:span text:style-name="Emphasis"><text:span text:style-name="T11"> </text:span></text:span><text:span text:style-name="Emphasis"><text:span text:style-name="T15">e também define</text:span></text:span><text:span text:style-name="Emphasis"><text:span text:style-name="T16"> um conjunto de regras para codificação de </text:span></text:span><text:span text:style-name="Emphasis"><text:span text:style-name="T43">documentos</text:span></text:span><text:span text:style-name="Emphasis"><text:span text:style-name="T16">.</text:span></text:span></text:p>
      <text:p text:style-name="P12"><text:span text:style-name="Emphasis"><text:span text:style-name="T16"/></text:span></text:p>
      <text:p text:style-name="P3"><text:span text:style-name="Emphasis"><text:span text:style-name="T13">O design do XML tem foco na </text:span></text:span><text:span text:style-name="Emphasis"><text:span text:style-name="T38">simplicidade</text:span></text:span><text:span text:style-name="Emphasis"><text:span text:style-name="T13">, generalidade e usabilidade, traz</text:span></text:span><text:span text:style-name="Emphasis"><text:span text:style-name="T17">endo</text:span></text:span><text:span text:style-name="Emphasis"><text:span text:style-name="T13"> uma sintaxe básica que simplifica o </text:span></text:span><text:span text:style-name="Emphasis"><text:span text:style-name="T36">compartilhamento de dados</text:span></text:span><text:span text:style-name="Emphasis"><text:span text:style-name="T13"> entre diferentes computadores e aplicações, sendo usad</text:span></text:span><text:span text:style-name="Emphasis"><text:span text:style-name="T11">a</text:span></text:span><text:span text:style-name="Emphasis"><text:span text:style-name="T13"> para diversos serviços na web.</text:span></text:span></text:p>
      <text:p text:style-name="P3"><text:span text:style-name="Emphasis"><text:span text:style-name="T13"/></text:span></text:p>
      <text:p text:style-name="P4"><text:span text:style-name="Emphasis"><text:span text:style-name="T11">A</text:span></text:span><text:span text:style-name="Emphasis"><text:span text:style-name="T18"> XML é usad</text:span></text:span><text:span text:style-name="Emphasis"><text:span text:style-name="T15">a</text:span></text:span><text:span text:style-name="Emphasis"><text:span text:style-name="T18"> como formato de armazenamento para alguns bancos de dados. </text:span></text:span><text:span text:style-name="Emphasis"><text:span text:style-name="T29">Esse formato</text:span></text:span><text:span text:style-name="Emphasis"><text:span text:style-name="T30"> </text:span></text:span><text:span text:style-name="Emphasis"><text:span text:style-name="T31">tornou-se </text:span></text:span><text:span text:style-name="Emphasis"><text:span text:style-name="T32">o padrão adotado para a transferência de informações como as notas fiscais eletrônicas do Brasil, migrando esses documentos para a</text:span></text:span><text:span text:style-name="Emphasis"><text:span text:style-name="T31"> </text:span></text:span><text:span text:style-name="Emphasis"><text:span text:style-name="T39">versão digital</text:span></text:span><text:span text:style-name="Emphasis"><text:span text:style-name="T31">, onde</text:span></text:span><text:span text:style-name="Emphasis"><text:span text:style-name="T30"> sua validade é garantida por meio de </text:span></text:span><text:span text:style-name="Emphasis"><text:span text:style-name="T38">uma assinatura digital</text:span></text:span><text:span text:style-name="Emphasis"><text:span text:style-name="T30">, </text:span></text:span><text:span text:style-name="Emphasis"><text:span text:style-name="T33">através de um certificado digital, </text:span></text:span><text:span text:style-name="Emphasis"><text:span text:style-name="T29">fornecendo</text:span></text:span><text:span text:style-name="Emphasis"><text:span text:style-name="T30"> mais segurança aos procedimentos fiscais.</text:span></text:span></text:p>
      <text:p text:style-name="P4"><text:span text:style-name="Emphasis"><text:span text:style-name="T30"/></text:span></text:p>
      <text:p text:style-name="P1"><text:span text:style-name="Emphasis"><text:span text:style-name="T28">Um d</text:span></text:span><text:span text:style-name="Emphasis"><text:span text:style-name="T34">ocumento XML é apenas um arquivo-texto, </text:span></text:span><text:span text:style-name="Emphasis"><text:span text:style-name="T28">sendo leve e </text:span></text:span><text:span text:style-name="Emphasis"><text:span text:style-name="T34">proporcionando interoperabilidade pois pode ser transportado e entendido por diversos sistemas.</text:span></text:span></text:p>
      <text:p text:style-name="P1"><text:span text:style-name="Emphasis"><text:span text:style-name="T34"/></text:span></text:p>
      <text:p text:style-name="P1"><text:span text:style-name="Emphasis"><text:span text:style-name="T30">Existem 3 formas de se guardar informação em um arquivo XML:</text:span></text:span></text:p>
      <text:list xml:id="list2047193770" text:style-name="L1">
        <text:list-item>
          <text:p text:style-name="P32"><text:span text:style-name="Emphasis"><text:span text:style-name="T54">Elementos</text:span></text:span><text:span text:style-name="Emphasis"><text:span text:style-name="T30">: </text:span></text:span><text:span text:style-name="Emphasis"><text:span text:style-name="T26">são as tags.</text:span></text:span><text:span text:style-name="Emphasis"><text:span text:style-name="T34"><text:line-break/></text:span></text:span><text:span text:style-name="Emphasis"><text:span text:style-name="T26">Exemplo: &lt;telefone&gt;989322944&lt;/telefone&gt;</text:span></text:span></text:p>
        </text:list-item>
        <text:list-item>
          <text:p text:style-name="P32"><text:span text:style-name="Emphasis"><text:span text:style-name="T54">Atributos</text:span></text:span><text:span text:style-name="Emphasis"><text:span text:style-name="T30">: </text:span></text:span><text:span text:style-name="Emphasis"><text:span text:style-name="T26">são guardados dentro de elementos. Em geral, tem 2 objetivos:</text:span></text:span></text:p>
          <text:list>
            <text:list-item>
              <text:p text:style-name="P35"><text:span text:style-name="Emphasis"><text:span text:style-name="T28">Reduzir</text:span></text:span><text:span text:style-name="Emphasis"><text:span text:style-name="T26"> o tamanho do arquivo pois não será preciso ficar abrindo e fechando tags.</text:span></text:span></text:p>
            </text:list-item>
            <text:list-item>
              <text:p text:style-name="P36"><text:span text:style-name="Emphasis"><text:span text:style-name="T26">Separar os dados gerais (como telefone e endereço) das informações únicas (como CPF). Por exemplo: &lt;pessoa cpf=”32165498705”&gt;</text:span></text:span><text:span text:style-name="Emphasis"><text:span text:style-name="T35">blahblahblah&lt;pessoa&gt;</text:span></text:span></text:p>
            </text:list-item>
          </text:list>
        </text:list-item>
        <text:list-item>
          <text:p text:style-name="P33"><text:span text:style-name="Emphasis"><text:span text:style-name="T54">Comentários</text:span></text:span><text:span text:style-name="Emphasis"><text:span text:style-name="T30">: </text:span></text:span><text:span text:style-name="Emphasis"><text:span text:style-name="T26">para facilitar a compreensão humana, delimitados assim como no HTML:<text:tab/> </text:span></text:span><text:span text:style-name="Emphasis"><text:span text:style-name="T51">&lt;!-- comentário --</text:span></text:span><text:span text:style-name="Emphasis"><text:span text:style-name="T52">&gt;</text:span></text:span></text:p>
        </text:list-item>
      </text:list>
      <text:h text:style-name="P22" text:outline-level="1"><text:span text:style-name="Emphasis"><text:span text:style-name="T79">Regras</text:span></text:span><text:span text:style-name="Emphasis"><text:span text:style-name="T83">:</text:span></text:span></text:h>
      <text:list xml:id="list976610933" text:style-name="L2">
        <text:list-item>
          <text:p text:style-name="P23"><text:span text:style-name="Emphasis"><text:span text:style-name="T13">Cada informação deve estar dentro de um </text:span></text:span><text:span text:style-name="Emphasis"><text:span text:style-name="T11">elemento</text:span></text:span><text:span text:style-name="Emphasis"><text:span text:style-name="T13">/tag/nó/contêiner</text:span></text:span></text:p>
        </text:list-item>
        <text:list-item>
          <text:p text:style-name="P23"><text:span text:style-name="Emphasis"><text:span text:style-name="T13">Os dados devem obedecer </text:span></text:span><text:span text:style-name="Emphasis"><text:span text:style-name="T19">a</text:span></text:span><text:span text:style-name="Emphasis"><text:span text:style-name="T13"> uma hierarquia </text:span></text:span><text:span text:style-name="Emphasis"><text:span text:style-name="T20">estruturada</text:span></text:span><text:span text:style-name="Emphasis"><text:span text:style-name="T13">;</text:span></text:span></text:p>
        </text:list-item>
        <text:list-item>
          <text:p text:style-name="P24"><text:span text:style-name="Emphasis"><text:span text:style-name="T18">A DTD – Definição de Tipo de Documento (ou </text:span></text:span><text:span text:style-name="Emphasis"><text:span text:style-name="T40">esquema</text:span></text:span><text:span text:style-name="Emphasis"><text:span text:style-name="T18">) </text:span></text:span><text:span text:style-name="Emphasis"><text:span text:style-name="T40">define a estrutura</text:span></text:span><text:span text:style-name="Emphasis"><text:span text:style-name="T18"> do documento XML, especificando quais são os elementos e atributos permitidos no documento. </text:span></text:span><text:span text:style-name="Emphasis"><text:span text:style-name="T19">Podendo</text:span></text:span><text:span text:style-name="Emphasis"><text:span text:style-name="T18"> ser declarada dentro de um XML ou num arquivo à parte;</text:span></text:span></text:p>
        </text:list-item>
        <text:list-item>
          <text:p text:style-name="P37"><text:span text:style-name="Emphasis"><text:span text:style-name="T19">A</text:span></text:span><text:span text:style-name="Emphasis"><text:span text:style-name="T13"> declaração XML </text:span></text:span><text:span text:style-name="Emphasis"><text:span text:style-name="T21">deve ser a </text:span></text:span><text:span text:style-name="Emphasis"><text:span text:style-name="T13">primeira linha do documento pois define a versão do documento. </text:span></text:span><text:span text:style-name="Emphasis"><text:span text:style-name="T19">Exemplo:<text:tab/> </text:span></text:span><text:span text:style-name="Emphasis"><text:span text:style-name="T53">&lt;?Xml version=“1.0” encoding=“utf-8”?&gt;</text:span></text:span><text:span text:style-name="Emphasis"><text:span text:style-name="T85">. <text:line-break/>Essa de</text:span></text:span><text:span text:style-name="T14">claração deve vir na primeira linha, antes de qualquer coisa, </text:span><text:span text:style-name="T22">até mesmo antes de</text:span><text:span text:style-name="T14"> comentários; </text:span><text:span text:style-name="T24">(esse declaração inicial é </text:span><text:span text:style-name="T44">opcional</text:span><text:span text:style-name="T24">!)</text:span></text:p>
        </text:list-item>
        <text:list-item>
          <text:p text:style-name="P38"><text:span text:style-name="Emphasis"><text:span text:style-name="T14">As tags são CaseSensitive</text:span></text:span><text:span text:style-name="Emphasis"><text:span text:style-name="T13">, </text:span></text:span><text:span text:style-name="Emphasis"><text:span text:style-name="T17">ou seja, faz</text:span></text:span><text:span text:style-name="Emphasis"><text:span text:style-name="T13"> distinção entre letras maiúsculas e minúsculas;</text:span></text:span></text:p>
        </text:list-item>
        <text:list-item>
          <text:p text:style-name="P25"><text:span text:style-name="Emphasis"><text:span text:style-name="T14">As tags </text:span></text:span><text:span text:style-name="Emphasis"><text:span text:style-name="T19">(elementos)</text:span></text:span><text:span text:style-name="Emphasis"><text:span text:style-name="T14"> podem conter todos os caracteres alfanuméricos (inclusive acentos) mas as únicas marcas de </text:span></text:span><text:span text:style-name="Emphasis"><text:span text:style-name="T41">pontuação</text:span></text:span><text:span text:style-name="Emphasis"><text:span text:style-name="T14"> são o </text:span></text:span><text:span text:style-name="Emphasis"><text:span text:style-name="T41">hífen</text:span></text:span><text:span text:style-name="Emphasis"><text:span text:style-name="T14">, </text:span></text:span><text:span text:style-name="Emphasis"><text:span text:style-name="T41">underline</text:span></text:span><text:span text:style-name="Emphasis"><text:span text:style-name="T14"> ou </text:span></text:span><text:span text:style-name="Emphasis"><text:span text:style-name="T41">ponto</text:span></text:span><text:span text:style-name="Emphasis"><text:span text:style-name="T14">;</text:span></text:span></text:p>
        </text:list-item>
        <text:list-item>
          <text:p text:style-name="P25"><text:span text:style-name="Emphasis"><text:span text:style-name="T13">As tags devem s</text:span></text:span><text:span text:style-name="Emphasis"><text:span text:style-name="T14">er </text:span></text:span><text:span text:style-name="Emphasis"><text:span text:style-name="T41">ini</text:span></text:span><text:span text:style-name="Emphasis"><text:span text:style-name="T38">c</text:span></text:span><text:span text:style-name="Emphasis"><text:span text:style-name="T41">iadas</text:span></text:span><text:span text:style-name="Emphasis"><text:span text:style-name="T14"> com </text:span></text:span><text:span text:style-name="Emphasis"><text:span text:style-name="T41">letra</text:span></text:span><text:span text:style-name="Emphasis"><text:span text:style-name="T14"> ou </text:span></text:span><text:span text:style-name="Emphasis"><text:span text:style-name="T41">underline</text:span></text:span><text:span text:style-name="Emphasis"><text:span text:style-name="T14">;</text:span></text:span></text:p>
        </text:list-item>
        <text:list-item>
          <text:p text:style-name="P25"><text:span text:style-name="Emphasis"><text:span text:style-name="T19">A</text:span></text:span><text:span text:style-name="Emphasis"><text:span text:style-name="T13">s tags (eleme</text:span></text:span><text:span text:style-name="Emphasis"><text:span text:style-name="T14">ntos) </text:span></text:span><text:span text:style-name="Emphasis"><text:span text:style-name="T41">não podem conter espaços</text:span></text:span><text:span text:style-name="Emphasis"><text:span text:style-name="T14"> em branco;</text:span></text:span></text:p>
        </text:list-item>
        <text:list-item>
          <text:p text:style-name="P25"><text:span text:style-name="Emphasis"><text:span text:style-name="T13">Cada eleme</text:span></text:span><text:span text:style-name="Emphasis"><text:span text:style-name="T14">nto deve, </text:span></text:span><text:span text:style-name="Emphasis"><text:span text:style-name="T38">obrigatoriamente</text:span></text:span><text:span text:style-name="Emphasis"><text:span text:style-name="T30">,</text:span></text:span><text:span text:style-name="Emphasis"><text:span text:style-name="T14"> ter sua tag de fechamento;</text:span></text:span></text:p>
        </text:list-item>
        <text:list-item>
          <text:p text:style-name="P25"><text:span text:style-name="Emphasis"><text:span text:style-name="T14">Deve existir apenas um elemento </text:span></text:span><text:span text:style-name="Emphasis"><text:span text:style-name="T41">raiz</text:span></text:span><text:span text:style-name="Emphasis"><text:span text:style-name="T14"> (root), que não se repete e tem os demais elementos aninhados e descendentes a ele em hierarquia, </text:span></text:span><text:span text:style-name="Emphasis"><text:span text:style-name="T20">portanto, sendo a primeira e última tag do documento;</text:span></text:span></text:p>
        </text:list-item>
        <text:list-item>
          <text:p text:style-name="P25"><text:span text:style-name="Emphasis"><text:span text:style-name="T14">O valor do atributo deve ser delimitado por aspas. Exemplo: <text:line-break/>&lt;Funcionário contratação=”02/03/2008”&gt;</text:span></text:span></text:p>
        </text:list-item>
        <text:list-item>
          <text:p text:style-name="P26"><text:span text:style-name="Emphasis"><text:span text:style-name="T13">O doc</text:span></text:span><text:span text:style-name="Emphasis"><text:span text:style-name="T14">umento deve ser </text:span></text:span><text:span text:style-name="Emphasis"><text:span text:style-name="T41">bem formado</text:span></text:span><text:span text:style-name="Emphasis"><text:span text:style-name="T14">, ou seja, não permite nenhum erro no código; </text:span></text:span><text:span text:style-name="Emphasis"><text:span text:style-name="T17">(diferente do </text:span></text:span><text:span text:style-name="Emphasis"><text:span text:style-name="T13">HTML, </text:span></text:span><text:span text:style-name="Emphasis"><text:span text:style-name="T17">onde</text:span></text:span><text:span text:style-name="Emphasis"><text:span text:style-name="T13"> pequenos erros podem ser negligenciados</text:span></text:span><text:span text:style-name="Emphasis"><text:span text:style-name="T17">)</text:span></text:span></text:p>
        </text:list-item>
      </text:list>
      <text:p text:style-name="P10"><text:span text:style-name="Emphasis"><text:span text:style-name="T81">C</text:span></text:span><text:span text:style-name="Emphasis"><text:span text:style-name="T80">onceitos:</text:span></text:span></text:p>
      <text:list xml:id="list1567930314" text:style-name="L3">
        <text:list-item>
          <text:p text:style-name="P39"><text:span text:style-name="Emphasis"><text:span text:style-name="T45">árvore</text:span></text:span><text:span text:style-name="Emphasis"><text:span text:style-name="T17">: toda estrutura da sintaxe XML gira em torno de uma árvore. Um documento XML tem um, e apenas um, elemento raiz, e dentro deste, um número indefinido de outros elementos, distribuídos em níveis, também indefinidos.</text:span></text:span></text:p>
        </text:list-item>
        <text:list-item>
          <text:p text:style-name="P27"><text:span text:style-name="Emphasis"><text:span text:style-name="T45">elemento</text:span></text:span><text:span text:style-name="Emphasis"><text:span text:style-name="T17">: é cada um dos componentes de um documento. Deve ser delimitado com tags de início e fim, e possuir um conteúdo. </text:span></text:span><text:span text:style-name="Emphasis"><text:span text:style-name="T22">Quanto a</text:span></text:span><text:span text:style-name="Emphasis"><text:span text:style-name="T17">os nomes das tags, </text:span></text:span><text:span text:style-name="Emphasis"><text:span text:style-name="T22">eles são</text:span></text:span><text:span text:style-name="Emphasis"><text:span text:style-name="T17"> livres, portanto, não existem nomes pré-definidos. Cada elemento deve possuir um nome.</text:span></text:span></text:p>
        </text:list-item>
        <text:list-item>
          <text:p text:style-name="P27"><text:span text:style-name="Emphasis"><text:span text:style-name="T45">tags</text:span></text:span><text:span text:style-name="Emphasis"><text:span text:style-name="T17">: em XML são as marcações propriamente ditas, portanto, delimitam um elemento, e deve ter um nome de acordo com as regras estabelecidas. Como no HTML, as tags são sempre delimitadas pelos caracteres de abertura de fechamento “&lt;” e “&gt;”.</text:span></text:span></text:p>
        </text:list-item>
        <text:list-item>
          <text:p text:style-name="P27"><text:span text:style-name="Emphasis"><text:span text:style-name="T45">conteúdo</text:span></text:span><text:span text:style-name="Emphasis"><text:span text:style-name="T17"> de um elemento: é a porção de dados delimitados pe</text:span></text:span><text:span text:style-name="Emphasis"><text:span text:style-name="T23">l</text:span></text:span><text:span text:style-name="Emphasis"><text:span text:style-name="T17">as marcações de início e fim. Porém, há uma </text:span></text:span><text:span text:style-name="Emphasis"><text:span text:style-name="T42">exceção para elementos vazios, que pode ser fechado com a própria tag de abertura</text:span></text:span><text:span text:style-name="Emphasis"><text:span text:style-name="T17">, com o caracter “/” antes do delimitador “&gt;”. O conteúdo do elemento pode conter qualquer coisa, inclusive outros elementos, criando o conceito recursivo, que gera uma estrutura em árvore.</text:span></text:span></text:p>
        </text:list-item>
        <text:list-item>
          <text:p text:style-name="P27"><text:span text:style-name="Emphasis"><text:span text:style-name="T45">atributos</text:span></text:span><text:span text:style-name="Emphasis"><text:span text:style-name="T17">: são dados adicionais que podem ser atribuídos a um determinado </text:span></text:span><text:span text:style-name="Emphasis"><text:span text:style-name="T42">elemento</text:span></text:span><text:span text:style-name="Emphasis"><text:span text:style-name="T17">. São fornecidos na forma de pares: </text:span></text:span><text:span text:style-name="Emphasis"><text:span text:style-name="T42">nome e valor</text:span></text:span><text:span text:style-name="Emphasis"><text:span text:style-name="T17">, separados por um caracter “=”. Os nomes de atributos seguem as mesmas regras dos nomes dos elementos. Os valores são delimitados por aspas (“) ou apóstrofes (‘).</text:span></text:span></text:p>
        </text:list-item>
        <text:list-item>
          <text:p text:style-name="P27"><text:span text:style-name="Emphasis"><text:span text:style-name="T45">primeira linha</text:span></text:span><text:span text:style-name="Emphasis"><text:span text:style-name="T17"> do documento: precisa conter uma declaração XML, na qual identifica um documento XML, e determina a versão da XML, bem como, opcionalmente, qual o conjunto de caracteres padrão.</text:span></text:span></text:p>
        </text:list-item>
        <text:list-item>
          <text:p text:style-name="P28"><text:span text:style-name="Emphasis"><text:span text:style-name="T45">comentários</text:span></text:span><text:span text:style-name="Emphasis"><text:span text:style-name="T17">: </text:span></text:span><text:span text:style-name="Emphasis"><text:span text:style-name="T23">são semelhantes aos comentários HTML, </text:span></text:span><text:span text:style-name="Emphasis"><text:span text:style-name="T17">o que estiver inserido entre os marcadores </text:span></text:span><text:span text:style-name="Emphasis"><text:span text:style-name="T2">&lt;!--</text:span></text:span><text:span text:style-name="Emphasis"><text:span text:style-name="T3"> comentário </text:span></text:span><text:span text:style-name="Emphasis"><text:span text:style-name="T2">--&gt;</text:span></text:span><text:span text:style-name="Emphasis"><text:span text:style-name="T17"> são considerados comentários e serão ignorados pelo processador XML. </text:span></text:span></text:p>
        </text:list-item>
        <text:list-item>
          <text:p text:style-name="P34"><text:span text:style-name="Emphasis"><text:span text:style-name="T23">H</text:span></text:span><text:span text:style-name="Emphasis"><text:span text:style-name="T17">á ainda outros elementos, como </text:span></text:span><text:span text:style-name="Emphasis"><text:span text:style-name="T25">seção</text:span></text:span><text:span text:style-name="Emphasis"><text:span text:style-name="T17"> CDATA, </text:span></text:span><text:span text:style-name="Emphasis"><text:span text:style-name="T67">serve para indicar que o texto dentro da área dele é um texto comum e não pode ser interpretado como parte da marcação do XML.</text:span></text:span><text:span text:style-name="Emphasis"><text:span text:style-name="T17"> </text:span></text:span><text:span text:style-name="Emphasis"><text:span text:style-name="T67">É uma forma de escapar os caracteres.</text:span></text:span><text:span text:style-name="Emphasis"><text:span text:style-name="T17"> </text:span></text:span><text:span text:style-name="Emphasis"><text:span text:style-name="T25">Exemplo:</text:span></text:span><text:span text:style-name="Emphasis"><text:span text:style-name="T4"><text:line-break/></text:span></text:span><text:span text:style-name="Emphasis"><text:span text:style-name="Source_20_Text"><text:span text:style-name="T69">&lt;nome&gt;</text:span></text:span></text:span><text:span text:style-name="Emphasis"><text:span text:style-name="Source_20_Text"><text:span text:style-name="T70">&lt;![CDATA[</text:span></text:span></text:span><text:span text:style-name="Emphasis"><text:span text:style-name="Source_20_Text"><text:span text:style-name="T69">Blusa feminina vermelha</text:span></text:span></text:span><text:span text:style-name="Emphasis"><text:span text:style-name="Source_20_Text"><text:span text:style-name="T70">]]&gt;</text:span></text:span></text:span><text:span text:style-name="Emphasis"><text:span text:style-name="Source_20_Text"><text:span text:style-name="T69">&lt;/nome&gt;</text:span></text:span></text:span><text:span text:style-name="Emphasis"><text:span text:style-name="Source_20_Text"><text:span text:style-name="T64"><text:line-break/></text:span></text:span></text:span><text:span text:style-name="Emphasis"><text:span text:style-name="T68">Um exemplo de boa utilização seria:<text:line-break/></text:span></text:span><text:span text:style-name="Source_20_Text"><text:span text:style-name="T71">&lt;secao&gt;</text:span></text:span><text:span text:style-name="Source_20_Text"><text:span text:style-name="T72">&lt;![CDATA[</text:span></text:span><text:span text:style-name="Source_20_Text"><text:span text:style-name="T71">&lt;sexo&gt;Feminino&lt;/sexo&gt;</text:span></text:span><text:span text:style-name="Source_20_Text"><text:span text:style-name="T72">]]&gt;</text:span></text:span><text:span text:style-name="Source_20_Text"><text:span text:style-name="T71">&lt;secao&gt;</text:span></text:span></text:p>
        </text:list-item>
      </text:list>
      <text:p text:style-name="P9"><text:span text:style-name="Source_20_Text"><text:span text:style-name="T63"/></text:span></text:p>
      <text:list xml:id="list220440495156687" text:continue-numbering="true" text:style-name="L3">
        <text:list-item>
          <text:p text:style-name="P29"><text:span text:style-name="Emphasis"><text:span text:style-name="T4"/></text:span></text:p>
        </text:list-item>
      </text:list>
      <text:p text:style-name="P10"><text:span text:style-name="Emphasis"><text:span text:style-name="T82">Nota</text:span></text:span><text:span text:style-name="Emphasis"><text:span text:style-name="T81">s</text:span></text:span><text:span text:style-name="Emphasis"><text:span text:style-name="T82">:</text:span></text:span></text:p>
      <text:p text:style-name="P8"><text:span text:style-name="Emphasis"><text:span text:style-name="T57">DTD</text:span></text:span><text:span text:style-name="Emphasis"><text:span text:style-name="T61"> é um documento (esquema) que validará um documento XML. A</text:span></text:span><text:span text:style-name="Emphasis"><text:span text:style-name="T62">s DTDs são </text:span></text:span><text:span text:style-name="Emphasis"><text:span text:style-name="T58">opcionais</text:span></text:span><text:span text:style-name="Emphasis"><text:span text:style-name="T62"> e os dados enviados com um</text:span></text:span><text:span text:style-name="Emphasis"><text:span text:style-name="T61">a</text:span></text:span><text:span text:style-name="Emphasis"><text:span text:style-name="T62"> DTD são conhecidos como dados </text:span></text:span><text:span text:style-name="Emphasis"><text:span text:style-name="T58">XML</text:span></text:span><text:span text:style-name="Emphasis"><text:span text:style-name="T62"> </text:span></text:span><text:span text:style-name="Emphasis"><text:span text:style-name="T58">válidos</text:span></text:span><text:span text:style-name="Emphasis"><text:span text:style-name="T62">.</text:span></text:span><text:span text:style-name="Emphasis"><text:span text:style-name="T5"> </text:span></text:span><text:span text:style-name="Emphasis"><text:span text:style-name="T7">Ou seja,</text:span></text:span><text:span text:style-name="Emphasis"><text:span text:style-name="T6"> </text:span></text:span><text:span text:style-name="Emphasis"><text:span text:style-name="T8">XML </text:span></text:span><text:span text:style-name="Emphasis"><text:span text:style-name="T9">bem formado</text:span></text:span><text:span text:style-name="Emphasis"><text:span text:style-name="T8"> não necessariamente precisa ter DTD. Já um XML </text:span></text:span><text:span text:style-name="Emphasis"><text:span text:style-name="T9">válido</text:span></text:span><text:span text:style-name="Emphasis"><text:span text:style-name="T8"> obrigatoriamente precisa ter DTD.</text:span></text:span></text:p>
      <text:h text:style-name="P20" text:outline-level="2"><text:span text:style-name="Emphasis"><text:span text:style-name="T59">E</text:span></text:span><text:span text:style-name="Emphasis"><text:span text:style-name="T60">strutura básica da DTD</text:span></text:span></text:h>
      <text:p text:style-name="P5"><text:bookmark text:name="table3"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">Composta por declarações</text:p>
          </table:table-cell>
          <table:table-cell table:style-name="Tabela1.A1" office:value-type="string">
            <text:p text:style-name="P19">&lt;! ........&gt;</text:p>
          </table:table-cell>
        </table:table-row>
        <table:table-row>
          <table:table-cell table:style-name="Tabela1.A1" office:value-type="string">
            <text:p text:style-name="P19">Definição de elemento</text:p>
          </table:table-cell>
          <table:table-cell table:style-name="Tabela1.A1" office:value-type="string">
            <text:p text:style-name="P19">&lt;!ELEMENT ...&gt;</text:p>
          </table:table-cell>
        </table:table-row>
        <table:table-row>
          <table:table-cell table:style-name="Tabela1.A1" office:value-type="string">
            <text:p text:style-name="P19">Definição de atributos</text:p>
          </table:table-cell>
          <table:table-cell table:style-name="Tabela1.A1" office:value-type="string">
            <text:p text:style-name="P19">&lt;!ATTLIST .. .&gt;</text:p>
          </table:table-cell>
        </table:table-row>
        <table:table-row>
          <table:table-cell table:style-name="Tabela1.A1" office:value-type="string">
            <text:p text:style-name="P19">Definição de entidades</text:p>
          </table:table-cell>
          <table:table-cell table:style-name="Tabela1.A1" office:value-type="string">
            <text:p text:style-name="P19">&lt;!ENTITY .... &gt;</text:p>
          </table:table-cell>
        </table:table-row>
        <table:table-row>
          <table:table-cell table:style-name="Tabela1.A1" office:value-type="string">
            <text:p text:style-name="P19">Definição de novos tipos</text:p>
          </table:table-cell>
          <table:table-cell table:style-name="Tabela1.A1" office:value-type="string">
            <text:p text:style-name="P19">&lt;!NOTATION ...&gt;</text:p>
          </table:table-cell>
        </table:table-row>
      </table:table>
      <text:p text:style-name="P8"><text:span text:style-name="Emphasis"><text:span text:style-name="T46"/></text:span></text:p>
      <text:p text:style-name="P8"><text:span text:style-name="Emphasis"><text:span text:style-name="T55">Podemos também realizar um controle de quantidade para os elementos usando os símbolos </text:span></text:span><text:span text:style-name="Emphasis"><text:span text:style-name="T56">"?" , "+" ou "*"</text:span></text:span><text:span text:style-name="Emphasis"><text:span text:style-name="T55">; dependendo do caso podemos ter:</text:span></text:span></text:p>
      <text:p text:style-name="P13">1- Elemento opcional sem repetição : "<text:span text:style-name="T90">?</text:span>"</text:p>
      <text:p text:style-name="P14"><text:span text:style-name="T75">Ex:<text:tab/></text:span><text:span text:style-name="T77">&lt;!ELEMENT autor (nome , </text:span><text:span text:style-name="T76">sobrenome</text:span><text:span text:style-name="T87">?</text:span><text:span text:style-name="T77">)&gt;</text:span></text:p>
      <text:p text:style-name="P13">2- Elemento requerido e com repetição: "<text:span text:style-name="T90">+</text:span>"</text:p>
      <text:p text:style-name="P14"><text:span text:style-name="T75">Ex: <text:tab/></text:span><text:span text:style-name="T77">&lt;!ELEMENT autor (nome</text:span><text:span text:style-name="T88">+</text:span><text:span text:style-name="T77">)&gt;</text:span></text:p>
      <text:p text:style-name="P13">3- Elemento opcional e com repetição: "<text:span text:style-name="T90">*</text:span>"</text:p>
      <text:p text:style-name="P14"><text:span text:style-name="T75">Ex: <text:tab/></text:span><text:span text:style-name="T77">&lt;!ELEMENT teste (a</text:span><text:span text:style-name="T88">*</text:span><text:span text:style-name="T77">)&gt;</text:span></text:p>
      <text:p text:style-name="P17"><text:span text:style-name="T50">Nota: para um tipo de dados texto usamos a notação</text:span><text:span text:style-name="T1"> </text:span>CDATA.</text:p>
      <text:p text:style-name="P15">Declarando atributos:</text:p>
      <text:p text:style-name="P13">1- Atributos que devem estar presentes cada vez que o elemento é usado deve usar a palavra reservada <text:span text:style-name="T89">#REQUIRED</text:span></text:p>
      <text:p text:style-name="P18"><text:tab/>&lt;!ATTLIST autor codigo CDATA #REQUIRED&gt;</text:p>
      <text:p text:style-name="P13">2- Atributos que podem estar <text:span text:style-name="T86">ausentes</text:span> cada vez que o elemento é usado deve usar a palavra reservada<text:span text:style-name="T89">#IMPLIED</text:span></text:p>
      <text:p text:style-name="P18"><text:tab/>&lt;!ATTLIST autor email CDATA #IMPLIED&gt;</text:p>
      <text:p text:style-name="P13">3- Se o atributo possuir valores padrão usamos:</text:p>
      <text:p text:style-name="P16">Ex:<text:tab/><text:span text:style-name="T78">&lt;!ATTLIST autor sexo ( F | M) "F" &gt;</text:span><text:line-break/><text:tab/><text:span text:style-name="T78">&lt;!ATTLIST autor sexo CDATA "F"&gt;</text:span></text:p>
      <text:h text:style-name="P6" text:outline-level="3"><text:soft-page-break/><text:span text:style-name="Emphasis"><text:span text:style-name="T46">XSLT é usado para transformar documentos XML em outros formatos, como xHTML</text:span></text:span></text:h>
      <text:p text:style-name="P7"><text:span text:style-name="Emphasis"><text:span text:style-name="T46">Ler documentação XML na W3C</text:span></text:span></text:p>
      <text:p text:style-name="P7"><text:span text:style-name="Emphasis"><text:span text:style-name="T47">Mais conteúdo no link: </text:span></text:span><text:a xlink:type="simple" xlink:href="http://www.macoratti.net/vb_xml2.htm" text:style-name="Internet_20_link" text:visited-style-name="Visited_20_Internet_20_Link"><text:span text:style-name="Emphasis"><text:span text:style-name="T46">http://www.macoratti.net/vb_xml2.htm</text:span></text:span></text:a></text:p>
      <text:p text:style-name="P7"><text:span text:style-name="Emphasis"><text:span text:style-name="T46"/></text:span></text:p>
      <text:p text:style-name="P31"><text:span text:style-name="Emphasis"><text:span text:style-name="T48">Uma função javascript muito útil para trabalhar com XML é a </text:span></text:span><text:span text:style-name="Emphasis"><text:span text:style-name="T66">XMLHttpRequest</text:span></text:span></text:p>
      <text:p text:style-name="P31"><text:span text:style-name="Emphasis"><text:span text:style-name="T4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herit" svg:font-family="Inherit"/>
    <style:font-face style:name="Inter" svg:font-family="Inter, BlinkMacSystemFont, 'Segoe UI', Roboto, Oxygen, Ubuntu, Cantarell, 'Fira Sans', 'Droid Sans', 'Helvetica Neue', sans-sans"/>
    <style:font-face style:name="Mangal1" svg:font-family="Mangal"/>
    <style:font-face style:name="Times New Roman" svg:font-family="'Times New Roman'"/>
    <style:font-face style:name="Verdana" svg:font-family="Verdana"/>
    <style:font-face style:name="apple-system" svg:font-family="apple-system, BlinkMacSystemFont, 'Segoe UI Adjusted', 'Segoe UI', 'Liberation Sans', sans-serif"/>
    <style:font-face style:name="inherit" svg:font-family="inherit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8-04T22:04:39.476000000</dc:date>
    <meta:editing-duration>PT1H51M44S</meta:editing-duration>
    <meta:editing-cycles>18</meta:editing-cycles>
    <meta:document-statistic meta:table-count="1" meta:image-count="0" meta:object-count="0" meta:page-count="5" meta:paragraph-count="68" meta:word-count="1175" meta:character-count="7392" meta:non-whitespace-character-count="6299"/>
  </office:meta>
</office:document-meta>
</file>